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15.053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ople going to LOVE</text:p>
      <text:p text:style-name="Standard"/>
      <text:p text:style-name="Standard">Booked for 2 nights – Wed Feb 3, Thurs Feb 4</text:p>
      <text:p text:style-name="Standard">72hour cancellation policy – Jan31/Feb 1 last day to cancel </text:p>
      <text:p text:style-name="Standard">Check in at 4pm/Check out 12 noon</text:p>
      <text:p text:style-name="Standard">$13 self parking</text:p>
      <text:p text:style-name="Standard">Credit card used to guarantee room – put down credit card when you get there.</text:p>
      <text:p text:style-name="Standard"/>
      <text:p text:style-name="Standard">Jessica Grahn – 712055</text:p>
      <text:p text:style-name="Standard">(Adrian Owen)</text:p>
      <text:p text:style-name="Standard"/>
      <text:p text:style-name="Standard">Tram Nguyen – 712056</text:p>
      <text:p text:style-name="Standard">Brittany Roberts</text:p>
      <text:p text:style-name="Standard"/>
      <text:p text:style-name="Standard">Dan Cameron – 712058</text:p>
      <text:p text:style-name="Standard">Sean Gilmore</text:p>
      <text:p text:style-name="P2">Jerome Iruthayarajah</text:p>
      <text:p text:style-name="Standard"/>
      <text:p text:style-name="Standard">Molly Henry – 712059</text:p>
      <text:p text:style-name="Standard">Avital Sternin</text:p>
      <text:p text:style-name="Standard">Lucy McGarr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6:39:50</meta:creation-date>
    <dc:date>2016-01-04T13:56:10</dc:date>
    <meta:editing-duration>PT2H28M22S</meta:editing-duration>
    <meta:editing-cycles>14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16" meta:word-count="78" meta:character-count="419" meta:non-whitespace-character-count="356"/>
  </office:meta>
</office:document-meta>
</file>